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947cm" table:align="left"/>
    </style:style>
    <style:style style:name="Таблица1.A" style:family="table-column">
      <style:table-column-properties style:column-width="6.877cm"/>
    </style:style>
    <style:style style:name="Таблица1.B" style:family="table-column">
      <style:table-column-properties style:column-width="1.997cm"/>
    </style:style>
    <style:style style:name="Таблица1.C" style:family="table-column">
      <style:table-column-properties style:column-width="2.434cm"/>
    </style:style>
    <style:style style:name="Таблица1.D" style:family="table-column">
      <style:table-column-properties style:column-width="2.328cm"/>
    </style:style>
    <style:style style:name="Таблица1.E" style:family="table-column">
      <style:table-column-properties style:column-width="2.3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9.948cm" style:rel-column-width="38357*"/>
    </style:style>
    <style:style style:name="Таблица3.B" style:family="table-column">
      <style:table-column-properties style:column-width="2.312cm" style:rel-column-width="8916*"/>
    </style:style>
    <style:style style:name="Таблица3.C" style:family="table-column">
      <style:table-column-properties style:column-width="2.399cm" style:rel-column-width="9249*"/>
    </style:style>
    <style:style style:name="Таблица3.D" style:family="table-column">
      <style:table-column-properties style:column-width="2.337cm" style:rel-column-width="901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Условия кредитования для приобретения залогового имущества</text:p>
      <text:p text:style-name="P1"/>
      <text:p text:style-name="P2">Кредит на приобретение недвижимого имущества</text:p>
      <text:p text:style-name="P2"/>
      <text:p text:style-name="P3"><text:tab/>Кредит предоставляется физическим, юридическим лицам и индивидуальным предпринимателям на приобретение недвижимого имущества находящегося в собственности Банка.</text:p>
      <text:p text:style-name="P3"><text:tab/>- <text:s/>максимальный срок кредитования – до 10 лет;</text:p>
      <text:p text:style-name="P3"><text:tab/>- <text:s/>максимальная сумма кредита – до 80% от стоимости приобретаемого объекта;</text:p>
      <text:p text:style-name="P3"><text:tab/>- <text:s/>обеспечение по кредиту – залог приобретаемой недвижимости;</text:p>
      <text:p text:style-name="P3"><text:tab/>- процентная ставка по кредиту – в зависимости от срока кредитования и величины первоначального взноса;</text:p>
      <text:p text:style-name="P3"><text:tab/> - ежемесячное погашение по кредиту – аннуитетный или дифференцированный платеж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">Первоначальный взнос\срок кредитования</text:p>
          </table:table-cell>
          <table:table-cell table:style-name="Таблица1.A1" office:value-type="string">
            <text:p text:style-name="P6">До 1 года</text:p>
          </table:table-cell>
          <table:table-cell table:style-name="Таблица1.A1" office:value-type="string">
            <text:p text:style-name="P6">До 3 лет</text:p>
          </table:table-cell>
          <table:table-cell table:style-name="Таблица1.A1" office:value-type="string">
            <text:p text:style-name="P6">До 5 лет</text:p>
          </table:table-cell>
          <table:table-cell table:style-name="Таблица1.E1" office:value-type="string">
            <text:p text:style-name="P6">До 10 лет</text:p>
          </table:table-cell>
        </table:table-row>
        <table:table-row>
          <table:table-cell table:style-name="Таблица1.A2" office:value-type="string">
            <text:p text:style-name="P6">Первоначальный взнос свыше 50%</text:p>
          </table:table-cell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6">7</text:p>
          </table:table-cell>
          <table:table-cell table:style-name="Таблица1.E2" office:value-type="string">
            <text:p text:style-name="P6">9</text:p>
          </table:table-cell>
        </table:table-row>
        <table:table-row>
          <table:table-cell table:style-name="Таблица1.A2" office:value-type="string">
            <text:p text:style-name="P6">Первоначальный взнос от 30 до 50% включительно</text:p>
          </table:table-cell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6">7</text:p>
          </table:table-cell>
          <table:table-cell table:style-name="Таблица1.A2" office:value-type="string">
            <text:p text:style-name="P6">9</text:p>
          </table:table-cell>
          <table:table-cell table:style-name="Таблица1.E2" office:value-type="string">
            <text:p text:style-name="P6">10</text:p>
          </table:table-cell>
        </table:table-row>
        <table:table-row>
          <table:table-cell table:style-name="Таблица1.A2" office:value-type="string">
            <text:p text:style-name="P6">Первоначальный взнос от 20 до 30% включительно</text:p>
          </table:table-cell>
          <table:table-cell table:style-name="Таблица1.A2" office:value-type="string">
            <text:p text:style-name="P6">7</text:p>
          </table:table-cell>
          <table:table-cell table:style-name="Таблица1.A2" office:value-type="string">
            <text:p text:style-name="P6">9</text:p>
          </table:table-cell>
          <table:table-cell table:style-name="Таблица1.A2" office:value-type="string">
            <text:p text:style-name="P6">10</text:p>
          </table:table-cell>
          <table:table-cell table:style-name="Таблица1.E2" office:value-type="string">
            <text:p text:style-name="P6">12</text:p>
          </table:table-cell>
        </table:table-row>
      </table:table>
      <text:p text:style-name="P4"/>
      <text:p text:style-name="P3"/>
      <text:p text:style-name="P2">Кредит на приобретение оборудования</text:p>
      <text:p text:style-name="P2"/>
      <text:p text:style-name="P3"><text:tab/>Кредит предоставляется физическим, юридическим лицам и индивидуальным предпринимателям на приобретение оборудования находящегося в собственности Банка.</text:p>
      <text:p text:style-name="P3"><text:tab/>- <text:s/>максимальный срок кредитования – до 5 лет;</text:p>
      <text:p text:style-name="P3"><text:tab/>- <text:s/>максимальная сумма кредита – до 70% от стоимости приобретаемого оборудования;</text:p>
      <text:p text:style-name="P3"><text:tab/>- <text:s/>обеспечение по кредиту – залог приобретаемого оборудования;</text:p>
      <text:p text:style-name="P3"><text:tab/>- процентная ставка по кредиту – в зависимости от срока кредитования и величины первоначального взноса;</text:p>
      <text:p text:style-name="P3"><text:tab/> - ежемесячное погашение по кредиту – аннуитетный или дифференцированный платеж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">Первоначальный взнос\срок кредитования</text:p>
          </table:table-cell>
          <table:table-cell table:style-name="Таблица3.A1" office:value-type="string">
            <text:p text:style-name="P6">До 1 года</text:p>
          </table:table-cell>
          <table:table-cell table:style-name="Таблица3.A1" office:value-type="string">
            <text:p text:style-name="P6">До 3 лет</text:p>
          </table:table-cell>
          <table:table-cell table:style-name="Таблица3.D1" office:value-type="string">
            <text:p text:style-name="P6">До 5 лет</text:p>
          </table:table-cell>
        </table:table-row>
        <table:table-row>
          <table:table-cell table:style-name="Таблица3.A2" office:value-type="string">
            <text:p text:style-name="P6">Первоначальный взнос более 70%</text:p>
          </table:table-cell>
          <table:table-cell table:style-name="Таблица3.A2" office:value-type="string">
            <text:p text:style-name="P6">6</text:p>
          </table:table-cell>
          <table:table-cell table:style-name="Таблица3.A2" office:value-type="string">
            <text:p text:style-name="P6">7</text:p>
          </table:table-cell>
          <table:table-cell table:style-name="Таблица3.D2" office:value-type="string">
            <text:p text:style-name="P6">8</text:p>
          </table:table-cell>
        </table:table-row>
        <table:table-row>
          <table:table-cell table:style-name="Таблица3.A2" office:value-type="string">
            <text:p text:style-name="P6">Первоначальный взнос от 50 до 70% включительно</text:p>
          </table:table-cell>
          <table:table-cell table:style-name="Таблица3.A2" office:value-type="string">
            <text:p text:style-name="P6">7</text:p>
          </table:table-cell>
          <table:table-cell table:style-name="Таблица3.A2" office:value-type="string">
            <text:p text:style-name="P6">8</text:p>
          </table:table-cell>
          <table:table-cell table:style-name="Таблица3.D2" office:value-type="string">
            <text:p text:style-name="P6">9</text:p>
          </table:table-cell>
        </table:table-row>
        <table:table-row>
          <table:table-cell table:style-name="Таблица3.A2" office:value-type="string">
            <text:p text:style-name="P6">Первоначальный взнос от 30 до 50% включительно</text:p>
          </table:table-cell>
          <table:table-cell table:style-name="Таблица3.A2" office:value-type="string">
            <text:p text:style-name="P6">8</text:p>
          </table:table-cell>
          <table:table-cell table:style-name="Таблица3.A2" office:value-type="string">
            <text:p text:style-name="P6">9</text:p>
          </table:table-cell>
          <table:table-cell table:style-name="Таблица3.D2" office:value-type="string">
            <text:p text:style-name="P6">10</text:p>
          </table:table-cell>
        </table:table-row>
      </table:table>
      <text:p text:style-name="P4"/>
      <text:p text:style-name="P4"/>
      <text:p text:style-name="P9"><text:tab/><text:span text:style-name="T1">Общие требования к Заемщикам:</text:span></text:p>
      <text:p text:style-name="P5"/>
      <text:p text:style-name="P4">Для физических лиц:</text:p>
      <text:list xml:id="list2141693637" text:style-name="L1">
        <text:list-item>
          <text:p text:style-name="P7">стаж работы на последнем месте работы не менее 6 месяцев;</text:p>
        </text:list-item>
        <text:list-item>
          <text:p text:style-name="P7">соответствие доходов клиента требованиям Банка;</text:p>
        </text:list-item>
        <text:list-item>
          <text:p text:style-name="P7">отсутствие негативной кредитной истории (просроченной задолженности по ранее полученным кредитам продолжительностью более 30 дней);</text:p>
        </text:list-item>
        <text:list-item>
          <text:p text:style-name="P7">отстутствие текущей просроченной задолженности.</text:p>
        </text:list-item>
      </text:list>
      <text:p text:style-name="P4"/>
      <text:p text:style-name="P4">Для юридических лиц:</text:p>
      <text:list xml:id="list1957007996" text:style-name="L2">
        <text:list-item>
          <text:p text:style-name="P8">срок деятельности – не менее 12 месяцев;</text:p>
        </text:list-item>
        <text:list-item>
          <text:p text:style-name="P8">финансовое состояние соответствует требованиям Банка (определяется по методике Банка на основании анализа финансово-хозяйственной деятельности Клиента);</text:p>
        </text:list-item>
        <text:list-item>
          <text:p text:style-name="P8">отсутствие негативной кредитной истории (просроченной задолженности по ранее полученным кредитам продолжительностью более 30 дней);</text:p>
        </text:list-item>
        <text:list-item>
          <text:p text:style-name="P8">отсутствие текущей просроченной задолженност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41cm" fo:margin-bottom="1.26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1505</meta:generator>
    <meta:creation-date>2012-07-05T11:50:21</meta:creation-date>
    <dc:date>2012-07-27T20:53:30</dc:date>
    <meta:print-date>2012-07-11T15:53:45</meta:print-date>
    <dc:language>en-US</dc:language>
    <meta:editing-cycles>26</meta:editing-cycles>
    <meta:editing-duration>PT1H41M48S</meta:editing-duration>
    <meta:document-statistic meta:table-count="2" meta:image-count="0" meta:object-count="0" meta:page-count="1" meta:paragraph-count="62" meta:word-count="325" meta:character-count="2325" meta:non-whitespace-character-count="2049"/>
    <dc:creator>animad </dc:creator>
    <meta:user-defined meta:name="Info 1"/>
    <meta:user-defined meta:name="Info 2"/>
    <meta:user-defined meta:name="Info 3"/>
    <meta:user-defined meta:name="Info 4"/>
  </office:meta>
</office:document-meta>
</file>